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style:font-name="FreeSans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FreeSans" officeooo:paragraph-rsid="000ca440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FreeSans" officeooo:rsid="000ca440" officeooo:paragraph-rsid="000ca440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FreeSans" officeooo:rsid="0018b470" officeooo:paragraph-rsid="0018b470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18bdfc" officeooo:paragraph-rsid="000ca440" style:font-size-asian="11pt" style:font-size-complex="11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paragraph-rsid="000a49f7" style:font-size-asian="11pt" style:font-size-complex="11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16debf" officeooo:paragraph-rsid="000a49f7" style:font-size-asian="11pt" style:font-size-complex="11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size-complex="11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paragraph-rsid="000a49f7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rsid="000ca440" officeooo:paragraph-rsid="000ca440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FreeSans" officeooo:rsid="001a05f7" officeooo:paragraph-rsid="001a05f7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FreeSans" officeooo:rsid="001cc583" officeooo:paragraph-rsid="001cc583"/>
    </style:style>
    <style:style style:name="P16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reeSans" fo:font-size="14pt" fo:font-weight="bold" officeooo:rsid="001cc583" officeooo:paragraph-rsid="001cc583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000000" fo:font-size="11pt" fo:letter-spacing="normal" fo:font-style="normal" fo:font-weight="normal" officeooo:rsid="0016debf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Lei que exige uso de Software Livre no Uruguai pode entrar em vigor definitivo ainda em 2014</text:p>
      <text:p text:style-name="P1"/>
      <text:p text:style-name="P1"><text:s/></text:p>
      <text:p text:style-name="P15">Projeto de Lei de Formatos Abertos e Software Livre pela Adminstração Pública do Uruguai já foi aprovado pelo Senado e detalhes da conquista foram apresentados durante o FISL15</text:p>
      <text:p text:style-name="P15"><text:s/></text:p>
      <text:p text:style-name="P15"></text:p>
      <text:p text:style-name="P15">Enquanto o Brasil instaura o inédito Marco Civil da Internet, criando uma série de regulamentações para garantir a liberdade e segurança das informações que circulam na web, o vizinho Uruguai já conquistou a Lei dos Formatos Abertos e Software Livre pela Administração Pública. O conjunto de normas prevê um Estado que busca sempre a preferência pelos Softwares Livres em órgãos públicos, incluindo entidades educacionais. Este foi um dos temas em destaque no 15º Fórum Internacional Software Livre (FISL15), que acontece em Porto Alegre.</text:p>
      <text:p text:style-name="P15"></text:p>
      <text:p text:style-name="P15">- Um país não é soberano se uma multinacional administra seus sistemas bancários, militares, educativos e de saúde. Pergunte a Snowden - afirma o palestrante e presidente do Centro de Estudos de Software Livre do Uruguai (Cesol), Ismael Castagneti Lacuesta, referindo-se a Edward Joseph Snowden, o analista de sistemas, ex-funcionário da CIA e ex-contratado da NSA, que tornou público detalhes de vários programas que constituem o sistema de vigilância global da NSA americana.</text:p>
      <text:p text:style-name="P15"></text:p>
      <text:p text:style-name="P15">A construção desta Lei começou em 2003, quando aconteceu a primeira apresentação de Projeto de Lei referente a formatos abertos no Uruguai. Em 2006, o projeto foi reformulado, sendo transformado no Projeto de Lei de Formatos Abertos e Software Livre na Administração Pública. Entre 2005 e 2010, as normas foram alvo de discussões, porém, o Governo Federal uruguaio manifestava que não poderia aprovar nada referente ao tema, uma vez que não fazia parte do Plano de Governo daquela gestão. A partir de 2010, com o mandato de José Mujica, o objetivo final ganhou mais força, e as normas foram aprovadas pelo Senado em 2013. Porém, ainda falta regulamentar a Lei para colocar o texto em prática. As expectativas quanto ao próximo mandato não são boas, por isso os movimentos lutam para fazer isso acontecer ainda em 2014.</text:p>
      <text:p text:style-name="P15"></text:p>
      <text:p text:style-name="P15">- A recomendação para conseguir conquistar uma Lei que regulamente o uso do Software Livre na administração pública do Brasil é usar influências de todos os lados. Estreitar contatos com entidades não-governamentais, sindicatos, universidades, entidades de educação em geral, e mostrar os verdadeiros benefícios que o Software Livre pode proporcionar aos seus interesses. Assim, é possível que a partir da conscientização, todos possam apoiar juntos. Essa é a única forma: através da vontade da sociedade - aponta Ismael.</text:p>
      <text:p text:style-name="P3"/>
      <text:p text:style-name="P3">O FISL ocorre de 7 a 10 de maio no Centro de Eventos da PUCRS, localizado na Avenida Ipiranga, n° 6681. A programação completa, outras informações e inscrições podem ser obtidos no site <text:a xlink:type="simple" xlink:href="http://www.fisl.org.br/">www.fisl.org.br</text:a>. </text:p>
      <text:p text:style-name="P2"/>
      <text:p text:style-name="P7"/>
      <text:p text:style-name="P7"/>
      <text:p text:style-name="P7"/>
      <text:p text:style-name="P7">Sobre o FISL </text:p>
      <text:p text:style-name="P6"/>
      <text:p text:style-name="P6">O Fórum Internacional Software Livre esteve sempre propondo os debates mais prementes sobre tecnologia e liberdade. O sucesso é resultado do trabalho, da colaboração e do envolvimento de milhares de pessoas que acreditam nas soluções tecnológicas e educacionais livres, no conhecimento como bem público e na força de tecnologias de informação como ferramentas de empoderamento para a democracia. </text:p>
      <text:p text:style-name="P6"/>
      <text:p text:style-name="P7"><text:soft-page-break/>Assessoria de Imprensa </text:p>
      <text:p text:style-name="P6">Fones: (51) 3361.6016 / (51) 8536.0690 / (51) 8536.0691 </text:p>
      <text:p text:style-name="P6">E-mail: <text:s/>playpress@playpress.com.br</text:p>
      <text:p text:style-name="P6"/>
      <text:p text:style-name="P6">Redação: Mariana da Rosa </text:p>
      <text:p text:style-name="P6">Coordenação: Marcelo Matusiak</text:p>
      <text:p text:style-name="P5"/>
      <text:p text:style-name="P8">Material promocional do FISL e logotipo em alta resolução e vetorial:</text:p>
      <text:p text:style-name="P12"><text:a xlink:type="simple" xlink:href="http://comunicacao.softwarelivre.org/fisl15"><text:span text:style-name="T2">http://comunicacao.softwarelivre.org/fisl15</text:span></text:a></text:p>
      <text:p text:style-name="P10"/>
      <text:p text:style-name="P9">Fotos em alta resolução da última edição do FISL:</text:p>
      <text:p text:style-name="P13"><text:a xlink:type="simple" xlink:href="https://www.flickr.com/photos/fisl14"><text:span text:style-name="T1">https://www.flickr.com/photos/fisl14</text:span></text:a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yPress</meta:initial-creator>
    <dc:creator>Adriana </dc:creator>
    <meta:editing-cycles>14</meta:editing-cycles>
    <meta:creation-date>2014-04-30T13:37:00</meta:creation-date>
    <dc:date>2014-05-09T15:20:40.946196910</dc:date>
    <meta:editing-duration>PT22M42S</meta:editing-duration>
    <meta:generator>LibreOffice/4.1.2.3$Linux_X86_64 LibreOffice_project/410m0$Build-3</meta:generator>
    <meta:document-statistic meta:table-count="0" meta:image-count="0" meta:object-count="0" meta:page-count="2" meta:paragraph-count="24" meta:word-count="554" meta:character-count="3610" meta:non-whitespace-character-count="305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